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2.063cm" fo:margin-right="0cm" fo:margin-top="0.401cm" fo:margin-bottom="0cm" fo:line-height="93%" fo:text-indent="-0.767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1.199cm" fo:margin-right="0cm" fo:margin-top="0.502cm" fo:margin-bottom="0cm" fo:line-height="93%" fo:text-indent="-0.873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.502cm" fo:margin-bottom="0cm" fo:text-indent="0cm" style:punctuation-wrap="simple" style:line-break="strict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margin-top="0.401cm" fo:margin-bottom="0cm" fo:text-indent="0cm" style:punctuation-wrap="simple" style:line-break="strict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063cm" fo:margin-right="0cm" fo:margin-top="0.401cm" fo:margin-bottom="0cm" fo:text-indent="-0.771cm" style:punctuation-wrap="simple" style:line-break="strict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.502cm" fo:margin-bottom="0cm" fo:line-height="93%" fo:text-indent="-0.93cm" style:punctuation-wrap="simple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.948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ccccff" loext:opacity="100%" fo:font-size="24pt" fo:language="en" fo:country="IE" style:text-underline-style="solid" style:text-underline-width="auto" style:text-underline-color="font-color" style:font-size-asian="24pt" style:language-asian="en" style:country-asian="IE" style:font-size-complex="24pt" style:language-complex="en" style:country-complex="IE"/>
    </style:style>
    <style:style style:name="T5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6" style:family="text">
      <style:text-properties style:font-name="Courier New" fo:font-size="16pt" fo:language="en" fo:country="IE" style:font-size-asian="16pt" style:language-asian="en" style:country-asian="IE" style:font-size-complex="16pt" style:language-complex="en" style:country-complex="IE"/>
    </style:style>
    <style:style style:name="T7" style:family="text">
      <style:text-properties style:font-name="Courier New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8" style:family="text">
      <style:text-properties style:font-name="Courier New" fo:font-size="14pt" fo:language="en" fo:country="IE" style:font-size-asian="14pt" style:language-asian="en" style:country-asian="IE" style:font-size-complex="14pt" style:language-complex="en" style:country-complex="IE"/>
    </style:style>
    <style:style style:name="T9" style:family="text">
      <style:text-properties fo:font-size="48pt" fo:language="en" fo:country="IE" style:font-size-asian="48pt" style:language-asian="en" style:country-asian="IE" style:font-size-complex="48pt" style:language-complex="en" style:country-complex="IE"/>
    </style:style>
    <style:style style:name="T10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2" draw:layer="layout" svg:width="25.197cm" svg:height="12.179cm" svg:x="1cm" svg:y="4.819cm" presentation:class="outline" presentation:user-transformed="true">
          <draw:text-box>
            <text:list text:style-name="L4">
              <text:list-item>
                <text:p text:style-name="P7"><text:span text:style-name="T3">TLSv1.3 = RFC8446</text:span></text:p>
              </text:list-item>
              <text:list-item>
                <text:p text:style-name="P7"><text:span text:style-name="T3">Took 4 years to get done</text:span></text:p>
              </text:list-item>
              <text:list-item>
                <text:p text:style-name="P7"><text:span text:style-name="T3">160 pages (eek!) - do not ignore Apendices C,D and E!</text:span></text:p>
              </text:list-item>
              <text:list-item>
                <text:p text:style-name="P7"><text:span text:style-name="T3">Written for implementers – you may need to read it more than once (some less clear forward references), but it’s pretty readable really</text:span></text:p>
              </text:list-item>
            </text:list>
            <text:list text:style-name="L5">
              <text:list-header>
                <text:p text:style-name="P8"><text:span text:style-name="T3">List of implementations at:</text:span><text:span text:style-name="T3"><text:line-break/></text:span><text:span text:style-name="T4"><text:a xlink:href="https://github.com/tlswg/tlswg-wiki/blob/master/IMPLEMENTATIONS.md" xlink:type="simple">https://github.com/tlswg/tlswg-wiki/blob/master/IMPLEMENTATIONS.md</text:a></text:span></text:p>
                <text:p text:style-name="P8"><text:span text:style-name="T3"/></text:p>
              </text:list-header>
            </text:list>
            <text:list text:style-name="L6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Work started in 2014, motivations included TLS attacks seen in theory and in the wild and Snowdonia</text:span></text:p>
              </text:list-item>
              <text:list-item>
                <text:p text:style-name="P11"><text:span text:style-name="T1">Represents a </text:span><text:span text:style-name="T5">major</text:span><text:span text:style-name="T1"> change in the protocol - version numbering bikeshed was well painted</text:span></text:p>
              </text:list-item>
              <text:list-item>
                <text:p text:style-name="P11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1"><text:span text:style-name="T1">Two academic workshops were held and the protocol design was modified numerous times to better match cryptographic theory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TRON: </text:span><text:span text:style-name="T1"><text:a xlink:href="https://www.ndss-symposium.org/ndss2016/tron-workshop-programme/" xlink:type="simple">https://www.ndss-symposium.org/ndss2016/tron-workshop-programme/</text:a></text:span><text:span text:style-name="T1"><text:s/></text:span></text:p>
                  </text:list-item>
                  <text:list-item>
                    <text:p text:style-name="P12"><text:span text:style-name="T1">TLS-DIV: </text:span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Drop less desirable algorithms and move to AEAD everywhere</text:span></text:p>
              </text:list-item>
              <text:list-item>
                <text:p text:style-name="P11"><text:span text:style-name="T1"><text:s/></text:span><text:span text:style-name="T1">Change how new ciphersuites get defined and get RECOMMENDED</text:span></text:p>
              </text:list-item>
              <text:list-item>
                <text:p text:style-name="P11"><text:span text:style-name="T1"><text:s/></text:span><text:span text:style-name="T1">Added “0-RTT” mode, a double-edged sword! (aka sharp implement)</text:span></text:p>
              </text:list-item>
              <text:list-item>
                <text:p text:style-name="P11"><text:span text:style-name="T1"><text:s/></text:span><text:span text:style-name="T1">RSA key transport removed, all key exchanges provide forward secrecy</text:span></text:p>
              </text:list-item>
              <text:list-item>
                <text:p text:style-name="P11"><text:span text:style-name="T1"><text:s/></text:span><text:span text:style-name="T1">More encryption of handshake including some extensions</text:span></text:p>
              </text:list-item>
              <text:list-item>
                <text:p text:style-name="P11"><text:span text:style-name="T1"><text:s/></text:span><text:span text:style-name="T1">ECC is now built-in </text:span></text:p>
              </text:list-item>
              <text:list-item>
                <text:p text:style-name="P11"><text:span text:style-name="T1"><text:s/></text:span><text:span text:style-name="T1">No more compression or custom DH groups</text:span></text:p>
              </text:list-item>
              <text:list-item>
                <text:p text:style-name="P11"><text:span text:style-name="T1"><text:s/></text:span><text:span text:style-name="T1">Pre-shared keying, tickets and session handling all done in one way</text:span></text:p>
              </text:list-item>
              <text:list-item>
                <text:p text:style-name="P11"><text:span text:style-name="T1"><text:s/></text:span><text:span text:style-name="T1">PKCS#1v1.5 -&gt; RSA PSS for protocol signatures (but not certificates)</text:span></text:p>
              </text:list-item>
              <text:list-item>
                <text:p text:style-name="P11"><text:span text:style-name="T1"><text:s/></text:span><text:span text:style-name="T1"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These slides are </text:span><text:span text:style-name="T5">not</text:span><text:span text:style-name="T1"> a replacement for reading the spec</text:span></text:p>
              </text:list-item>
              <text:list-item>
                <text:p text:style-name="P11"><text:span text:style-name="T1"><text:s/></text:span><text:span text:style-name="T1">1-RTT handshake</text:span></text:p>
              </text:list-item>
              <text:list-item>
                <text:p text:style-name="P11"><text:span text:style-name="T1"><text:s/></text:span><text:span text:style-name="T1">HRR</text:span></text:p>
              </text:list-item>
              <text:list-item>
                <text:p text:style-name="P11"><text:span text:style-name="T1"><text:s/></text:span><text:span text:style-name="T1">PSK/Resumption</text:span></text:p>
              </text:list-item>
              <text:list-item>
                <text:p text:style-name="P11"><text:span text:style-name="T1"><text:s/></text:span><text:span text:style-name="T1">0-RTT</text:span></text:p>
              </text:list-item>
              <text:list-item>
                <text:p text:style-name="P11"><text:span text:style-name="T1"><text:s/></text:span><text:span text:style-name="T1">Ciphersuite re-factoring</text:span></text:p>
              </text:list-item>
              <text:list-item>
                <text:p text:style-name="P11"><text:span text:style-name="T1"><text:s/></text:span><text:span text:style-name="T1">Key Derivation</text:span></text:p>
              </text:list-item>
              <text:list-item>
                <text:p text:style-name="P11"><text:span text:style-name="T1"><text:s/></text:span><text:span text:style-name="T1">Versioning muck</text:span></text:p>
              </text:list-item>
              <text:list-item>
                <text:p text:style-name="P11"><text:span text:style-name="T1"><text:s/></text:span><text:span text:style-name="T1">(Notable) extensions</text:span></text:p>
              </text:list-item>
              <text:list-item>
                <text:p text:style-name="P11"><text:span text:style-name="T1"><text:s/></text:span><text:span text:style-name="T1">Record Protocol</text:span></text:p>
              </text:list-item>
              <text:list-item>
                <text:p text:style-name="P11"><text:span text:style-name="T1"><text:s/></text:span><text:span text:style-name="T1"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Full “1-RTT” Handshake</text:span></text:p>
                <text:p text:style-name="P16"><text:span text:style-name="T6"/></text:p>
                <text:p text:style-name="P16"><text:span text:style-name="T8">Client <text:s text:c="46"/>Server</text:span></text:p>
                <text:p text:style-name="P16"><text:span text:style-name="T8"/></text:p>
                <text:p text:style-name="P16"><text:span text:style-name="T8">Key <text:s/>^ ClientHello</text:span></text:p>
                <text:p text:style-name="P16"><text:span text:style-name="T8">Exch | + key_share*</text:span></text:p>
                <text:p text:style-name="P16"><text:span text:style-name="T8"><text:s text:c="5"/></text:span><text:span text:style-name="T8">| + signature_algorithms*</text:span></text:p>
                <text:p text:style-name="P16"><text:span text:style-name="T8"><text:s text:c="5"/></text:span><text:span text:style-name="T8">| + psk_key_exchange_modes*</text:span></text:p>
                <text:p text:style-name="P16"><text:span text:style-name="T8"><text:s text:c="5"/></text:span><text:span text:style-name="T8">v + pre_shared_key* <text:s text:c="8"/>--------&gt;</text:span></text:p>
                <text:p text:style-name="P16"><text:span text:style-name="T8"><text:s text:c="55"/></text:span><text:span text:style-name="T8">ServerHello <text:s/>^ Key</text:span></text:p>
                <text:p text:style-name="P16"><text:span text:style-name="T8"><text:s text:c="54"/></text:span><text:span text:style-name="T8">+ key_share* <text:s/>| Exch</text:span></text:p>
                <text:p text:style-name="P16"><text:span text:style-name="T8"><text:s text:c="49"/></text:span><text:span text:style-name="T8">+ pre_shared_key* <text:s/>v</text:span></text:p>
                <text:p text:style-name="P16"><text:span text:style-name="T8"><text:s text:c="45"/></text:span><text:span text:style-name="T8">{EncryptedExtensions} <text:s/>^ <text:s/>Server</text:span></text:p>
                <text:p text:style-name="P16"><text:span text:style-name="T8"><text:s text:c="45"/></text:span><text:span text:style-name="T8">{CertificateRequest*} <text:s/>v <text:s/>Params</text:span></text:p>
                <text:p text:style-name="P16"><text:span text:style-name="T8"><text:s text:c="52"/></text:span><text:span text:style-name="T8">{Certificate*} <text:s/>^</text:span></text:p>
                <text:p text:style-name="P16"><text:span text:style-name="T8"><text:s text:c="46"/></text:span><text:span text:style-name="T8">{CertificateVerify*} <text:s/>| Auth</text:span></text:p>
                <text:p text:style-name="P16"><text:span text:style-name="T8"><text:s text:c="56"/></text:span><text:span text:style-name="T8">{Finished} <text:s/>v</text:span></text:p>
                <text:p text:style-name="P16"><text:span text:style-name="T8"><text:s text:c="33"/></text:span><text:span text:style-name="T8">&lt;-------- <text:s text:c="4"/>[Application Data*]</text:span></text:p>
                <text:p text:style-name="P16"><text:span text:style-name="T8"><text:s text:c="5"/></text:span><text:span text:style-name="T8">^ {Certificate*}</text:span></text:p>
                <text:p text:style-name="P16"><text:span text:style-name="T8">Auth | {CertificateVerify*}</text:span></text:p>
                <text:p text:style-name="P16"><text:span text:style-name="T8"><text:s text:c="5"/></text:span><text:span text:style-name="T8">v {Finished} <text:s text:c="15"/>--------&gt;</text:span></text:p>
                <text:p text:style-name="P16"><text:span text:style-name="T8"><text:s text:c="7"/></text:span><text:span text:style-name="T8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Handshake with HelloRetryRequest</text:span></text:p>
                <text:p text:style-name="P16"><text:span text:style-name="T6"/></text:p>
                <text:p text:style-name="P16"><text:span text:style-name="T8"/></text:p>
                <text:p text:style-name="P16"><text:span text:style-name="T8"><text:s text:c="12"/></text:span><text:span text:style-name="T8">Client <text:s text:c="46"/>Server</text:span></text:p>
                <text:p text:style-name="P16"><text:span text:style-name="T8"/></text:p>
                <text:p text:style-name="P16"><text:span text:style-name="T8"><text:s text:c="12"/></text:span><text:span text:style-name="T8">ClientHello</text:span></text:p>
                <text:p text:style-name="P16"><text:span text:style-name="T8"><text:s text:c="12"/></text:span><text:span text:style-name="T8">+ key_share <text:s text:c="12"/>--------&gt;</text:span></text:p>
                <text:p text:style-name="P16"><text:span text:style-name="T8"><text:s text:c="36"/></text:span><text:span text:style-name="T8">&lt;-------- <text:s text:c="8"/>HelloRetryRequest</text:span></text:p>
                <text:p text:style-name="P16"><text:span text:style-name="T8"><text:s text:c="60"/></text:span><text:span text:style-name="T8">+ key_share</text:span></text:p>
                <text:p text:style-name="P16"><text:span text:style-name="T8"/></text:p>
                <text:p text:style-name="P16"><text:span text:style-name="T8"><text:s text:c="12"/></text:span><text:span text:style-name="T8">ClientHello</text:span></text:p>
                <text:p text:style-name="P16"><text:span text:style-name="T8"><text:s text:c="12"/></text:span><text:span text:style-name="T8">+ key_share <text:s text:c="12"/>--------&gt;</text:span></text:p>
                <text:p text:style-name="P16"><text:span text:style-name="T8"><text:s text:c="60"/></text:span><text:span text:style-name="T8">ServerHello</text:span></text:p>
                <text:p text:style-name="P16"><text:span text:style-name="T8"><text:s text:c="60"/></text:span><text:span text:style-name="T8">+ key_share</text:span></text:p>
                <text:p text:style-name="P16"><text:span text:style-name="T8"><text:s text:c="50"/></text:span><text:span text:style-name="T8">{EncryptedExtensions}</text:span></text:p>
                <text:p text:style-name="P16"><text:span text:style-name="T8"><text:s text:c="50"/></text:span><text:span text:style-name="T8">{CertificateRequest*}</text:span></text:p>
                <text:p text:style-name="P16"><text:span text:style-name="T8"><text:s text:c="57"/></text:span><text:span text:style-name="T8">{Certificate*}</text:span></text:p>
                <text:p text:style-name="P16"><text:span text:style-name="T8"><text:s text:c="51"/></text:span><text:span text:style-name="T8">{CertificateVerify*}</text:span></text:p>
                <text:p text:style-name="P16"><text:span text:style-name="T8"><text:s text:c="61"/></text:span><text:span text:style-name="T8">{Finished}</text:span></text:p>
                <text:p text:style-name="P16"><text:span text:style-name="T8"><text:s text:c="36"/></text:span><text:span text:style-name="T8">&lt;-------- <text:s text:c="6"/>[Application Data*]</text:span></text:p>
                <text:p text:style-name="P16"><text:span text:style-name="T8"><text:s text:c="12"/></text:span><text:span text:style-name="T8">{Certificate*}</text:span></text:p>
                <text:p text:style-name="P16"><text:span text:style-name="T8"><text:s text:c="12"/></text:span><text:span text:style-name="T8">{CertificateVerify*}</text:span></text:p>
                <text:p text:style-name="P16"><text:span text:style-name="T8"><text:s text:c="12"/></text:span><text:span text:style-name="T8">{Finished} <text:s text:c="13"/>--------&gt;</text:span></text:p>
                <text:p text:style-name="P16"><text:span text:style-name="T8"><text:s text:c="12"/></text:span><text:span text:style-name="T8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Resumption/Re-use of PSK</text:span></text:p>
                <text:p text:style-name="P16"><text:span text:style-name="T8"><text:s text:c="12"/></text:span><text:span text:style-name="T8">Client <text:s text:c="46"/>Server</text:span></text:p>
                <text:p text:style-name="P16"><text:span text:style-name="T8"/></text:p>
                <text:p text:style-name="P16"><text:span text:style-name="T8"><text:s text:c="3"/></text:span><text:span text:style-name="T8">Initial Handshake:</text:span></text:p>
                <text:p text:style-name="P16"><text:span text:style-name="T8"><text:s text:c="10"/></text:span><text:span text:style-name="T8">ClientHello</text:span></text:p>
                <text:p text:style-name="P16"><text:span text:style-name="T8"><text:s text:c="10"/></text:span><text:span text:style-name="T8">+ key_share <text:s text:c="14"/>--------&gt;</text:span></text:p>
                <text:p text:style-name="P16"><text:span text:style-name="T8"><text:s text:c="58"/></text:span><text:span text:style-name="T8">ServerHello</text:span></text:p>
                <text:p text:style-name="P16"><text:span text:style-name="T8"><text:s text:c="58"/></text:span><text:span text:style-name="T8">+ key_share</text:span></text:p>
                <text:p text:style-name="P16"><text:span text:style-name="T8"><text:s text:c="48"/></text:span><text:span text:style-name="T8">{EncryptedExtensions}</text:span></text:p>
                <text:p text:style-name="P16"><text:span text:style-name="T8"><text:s text:c="48"/></text:span><text:span text:style-name="T8">{CertificateRequest*}</text:span></text:p>
                <text:p text:style-name="P16"><text:span text:style-name="T8"><text:s text:c="55"/></text:span><text:span text:style-name="T8">{Certificate*}</text:span></text:p>
                <text:p text:style-name="P16"><text:span text:style-name="T8"><text:s text:c="49"/></text:span><text:span text:style-name="T8">{CertificateVerify*}</text:span></text:p>
                <text:p text:style-name="P16"><text:span text:style-name="T8"><text:s text:c="59"/></text:span><text:span text:style-name="T8">{Finished}</text:span></text:p>
                <text:p text:style-name="P16"><text:span text:style-name="T8"><text:s text:c="36"/></text:span><text:span text:style-name="T8">&lt;-------- <text:s text:c="4"/>[Application Data*]</text:span></text:p>
                <text:p text:style-name="P16"><text:span text:style-name="T8"><text:s text:c="10"/></text:span><text:span text:style-name="T8">{Certificate*}</text:span></text:p>
                <text:p text:style-name="P16"><text:span text:style-name="T8"><text:s text:c="10"/></text:span><text:span text:style-name="T8">{CertificateVerify*}</text:span></text:p>
                <text:p text:style-name="P16"><text:span text:style-name="T8"><text:s text:c="10"/></text:span><text:span text:style-name="T8">{Finished} <text:s text:c="15"/>--------&gt;</text:span></text:p>
                <text:p text:style-name="P16"><text:span text:style-name="T8"><text:s text:c="36"/></text:span><text:span text:style-name="T8">&lt;-------- <text:s text:c="5"/>[NewSessionTicket]</text:span></text:p>
                <text:p text:style-name="P16"><text:span text:style-name="T8"><text:s text:c="10"/></text:span><text:span text:style-name="T8">[Application Data] <text:s text:c="7"/>&lt;-------&gt; <text:s text:c="5"/>[Application Data]</text:span></text:p>
                <text:p text:style-name="P16"><text:span text:style-name="T8"/></text:p>
                <text:p text:style-name="P16"><text:span text:style-name="T8"><text:s text:c="3"/></text:span><text:span text:style-name="T8">Subsequent Handshake:</text:span></text:p>
                <text:p text:style-name="P16"><text:span text:style-name="T8"><text:s text:c="10"/></text:span><text:span text:style-name="T8">ClientHello</text:span></text:p>
                <text:p text:style-name="P16"><text:span text:style-name="T8"><text:s text:c="10"/></text:span><text:span text:style-name="T8">+ key_share*</text:span></text:p>
                <text:p text:style-name="P16"><text:span text:style-name="T8"><text:s text:c="10"/></text:span><text:span text:style-name="T8">+ pre_shared_key <text:s text:c="9"/>--------&gt;</text:span></text:p>
                <text:p text:style-name="P16"><text:span text:style-name="T8"><text:s text:c="58"/></text:span><text:span text:style-name="T8">ServerHello</text:span></text:p>
                <text:p text:style-name="P16"><text:span text:style-name="T8"><text:s text:c="53"/></text:span><text:span text:style-name="T8">+ pre_shared_key</text:span></text:p>
                <text:p text:style-name="P16"><text:span text:style-name="T8"><text:s text:c="57"/></text:span><text:span text:style-name="T8">+ key_share*</text:span></text:p>
                <text:p text:style-name="P16"><text:span text:style-name="T8"><text:s text:c="48"/></text:span><text:span text:style-name="T8">{EncryptedExtensions}</text:span></text:p>
                <text:p text:style-name="P16"><text:span text:style-name="T8"><text:s text:c="59"/></text:span><text:span text:style-name="T8">{Finished}</text:span></text:p>
                <text:p text:style-name="P16"><text:span text:style-name="T8"><text:s text:c="36"/></text:span><text:span text:style-name="T8">&lt;-------- <text:s text:c="4"/>[Application Data*]</text:span></text:p>
                <text:p text:style-name="P16"><text:span text:style-name="T8"><text:s text:c="10"/></text:span><text:span text:style-name="T8">{Finished} <text:s text:c="15"/>--------&gt;</text:span></text:p>
                <text:p text:style-name="P16"><text:span text:style-name="T8"><text:s text:c="10"/></text:span><text:span text:style-name="T8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“</text:span><text:span text:style-name="T7">0-RTT” Early Data</text:span></text:p>
                <text:p text:style-name="P16"><text:span text:style-name="T8"/></text:p>
                <text:p text:style-name="P16"><text:span text:style-name="T8"><text:s text:c="12"/></text:span><text:span text:style-name="T8">Client <text:s text:c="46"/>Server</text:span></text:p>
                <text:p text:style-name="P16"><text:span text:style-name="T8"/></text:p>
                <text:p text:style-name="P16"><text:span text:style-name="T8"><text:s text:c="12"/></text:span><text:span text:style-name="T8">ClientHello</text:span></text:p>
                <text:p text:style-name="P16"><text:span text:style-name="T8"><text:s text:c="12"/></text:span><text:span text:style-name="T8">+ early_data</text:span></text:p>
                <text:p text:style-name="P16"><text:span text:style-name="T8"><text:s text:c="12"/></text:span><text:span text:style-name="T8">+ key_share*</text:span></text:p>
                <text:p text:style-name="P16"><text:span text:style-name="T8"><text:s text:c="12"/></text:span><text:span text:style-name="T8">+ psk_key_exchange_modes</text:span></text:p>
                <text:p text:style-name="P16"><text:span text:style-name="T8"><text:s text:c="12"/></text:span><text:span text:style-name="T8">+ pre_shared_key</text:span></text:p>
                <text:p text:style-name="P16"><text:span text:style-name="T8"><text:s text:c="12"/></text:span><text:span text:style-name="T8">(Application Data*) <text:s text:c="4"/>--------&gt;</text:span></text:p>
                <text:p text:style-name="P16"><text:span text:style-name="T8"><text:s text:c="60"/></text:span><text:span text:style-name="T8">ServerHello</text:span></text:p>
                <text:p text:style-name="P16"><text:span text:style-name="T8"><text:s text:c="55"/></text:span><text:span text:style-name="T8">+ pre_shared_key</text:span></text:p>
                <text:p text:style-name="P16"><text:span text:style-name="T8"><text:s text:c="59"/></text:span><text:span text:style-name="T8">+ key_share*</text:span></text:p>
                <text:p text:style-name="P16"><text:span text:style-name="T8"><text:s text:c="50"/></text:span><text:span text:style-name="T8">{EncryptedExtensions}</text:span></text:p>
                <text:p text:style-name="P16"><text:span text:style-name="T8"><text:s text:c="58"/></text:span><text:span text:style-name="T8">+ early_data*</text:span></text:p>
                <text:p text:style-name="P16"><text:span text:style-name="T8"><text:s text:c="61"/></text:span><text:span text:style-name="T8">{Finished}</text:span></text:p>
                <text:p text:style-name="P16"><text:span text:style-name="T8"><text:s text:c="36"/></text:span><text:span text:style-name="T8">&lt;-------- <text:s text:c="6"/>[Application Data*]</text:span></text:p>
                <text:p text:style-name="P16"><text:span text:style-name="T8"><text:s text:c="12"/></text:span><text:span text:style-name="T8">(EndOfEarlyData)</text:span></text:p>
                <text:p text:style-name="P16"><text:span text:style-name="T8"><text:s text:c="12"/></text:span><text:span text:style-name="T8">{Finished} <text:s text:c="13"/>--------&gt;</text:span></text:p>
                <text:p text:style-name="P16"><text:span text:style-name="T8"/></text:p>
                <text:p text:style-name="P16"><text:span text:style-name="T8"><text:s text:c="12"/></text:span><text:span text:style-name="T8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0-RTT” Issu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81cm" presentation:class="outline" presentation:user-transformed="true">
          <draw:text-box>
            <text:list text:style-name="L7">
              <text:list-item>
                <text:p text:style-name="P11"><text:span text:style-name="T9">“</text:span><text:span text:style-name="T9">0-RTT” is a DANGEROUS IMPLEMENT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<text:s/>“</text:span><text:span text:style-name="T1">0-RTT” isn’t really quite accurate terminology – client needs first to have a PSK, and of course doesn’t get an answer for at least one RTT and there could be a DNS RTT first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rowsers want to send HTTP GET requests in “first flight” - without this feature it’s likely TLSv1.3 would not be adopted in the web 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People need more incentives than just better security to cause them to upgrad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Problem: </text:span><text:span text:style-name="T5">early-data can be REPLAY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Attacker records 0-RTT messages incl. early data</text:span></text:p>
                  </text:list-item>
                  <text:list-item>
                    <text:p text:style-name="P12"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 text:style-name="P12"><text:span text:style-name="T1">Example: DPRIVE – DNS/TLS with anycast recursiv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11"><text:span text:style-name="T1">Smaller problem – early-data not authenticated until server validates client’s Finished – can cause API headaches in servers, - do not act on early-data until after Finished is check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As the handshake has changed a lot, the WG decided to separate out record layer crypto from key exchange and authentication so...</text:span></text:p>
              </text:list-item>
              <text:list-item>
                <text:p text:style-name="P11"><text:span text:style-name="T10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0">TLS_AES_128_GCM_SHA256 is a TLSv1.3 ciphersuite</text:span></text:p>
                  </text:list-item>
                  <text:list-item>
                    <text:p text:style-name="P12"><text:span text:style-name="T10">TLS_RSA_WITH_AES_128_CBC_SHA256 is a TLSv1.2 ciphersuit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0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2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Key Schedule/Derivation Function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><text:s text:c="7"/></text:span><text:span text:style-name="T8">HKDF-Expand-Label(Secret, Label, Context, Length) =</text:span></text:p>
                <text:p text:style-name="P16"><text:span text:style-name="T8"><text:s text:c="12"/></text:span><text:span text:style-name="T8">HKDF-Expand(Secret, HkdfLabel, Length)</text:span></text:p>
                <text:p text:style-name="P16"><text:span text:style-name="T8"/></text:p>
                <text:p text:style-name="P16"><text:span text:style-name="T8"><text:s text:c="7"/></text:span><text:span text:style-name="T8">Where HkdfLabel is specified as:</text:span></text:p>
                <text:p text:style-name="P16"><text:span text:style-name="T8"/></text:p>
                <text:p text:style-name="P16"><text:span text:style-name="T8"><text:s text:c="7"/></text:span><text:span text:style-name="T8">struct {</text:span></text:p>
                <text:p text:style-name="P16"><text:span text:style-name="T8"><text:s text:c="11"/></text:span><text:span text:style-name="T8">uint16 length = Length;</text:span></text:p>
                <text:p text:style-name="P16"><text:span text:style-name="T8"><text:s text:c="11"/></text:span><text:span text:style-name="T8">opaque label&lt;7..255&gt; = "tls13 " + Label;</text:span></text:p>
                <text:p text:style-name="P16"><text:span text:style-name="T8"><text:s text:c="11"/></text:span><text:span text:style-name="T8">opaque context&lt;0..255&gt; = Context;</text:span></text:p>
                <text:p text:style-name="P16"><text:span text:style-name="T8"><text:s text:c="7"/></text:span><text:span text:style-name="T8">} HkdfLabel;</text:span></text:p>
                <text:p text:style-name="P16"><text:span text:style-name="T8"/></text:p>
                <text:p text:style-name="P16"><text:span text:style-name="T8"><text:s text:c="7"/></text:span><text:span text:style-name="T8">Derive-Secret(Secret, Label, Messages) =</text:span></text:p>
                <text:p text:style-name="P16"><text:span text:style-name="T8"><text:s text:c="12"/></text:span><text:span text:style-name="T8">HKDF-Expand-Label(Secret, Label,</text:span></text:p>
                <text:p text:style-name="P16"><text:span text:style-name="T8"><text:s text:c="30"/></text:span><text:span text:style-name="T8">Transcript-Hash(Messages), Hash.length)</text:span></text:p>
                <text:p text:style-name="P16"><text:span text:style-name="T8"/></text:p>
                <text:p text:style-name="P16"><text:span text:style-name="T8"/></text:p>
                <text:p text:style-name="P16"><text:span text:style-name="T8"><text:s text:c="7"/></text:span><text:span text:style-name="T8">HKDF is defined in RFC 5869</text:span></text:p>
                <text:p text:style-name="P1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3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Key Schedule/Derivation (1/2)</text:span></text:p>
                <text:p text:style-name="P16"><text:span text:style-name="T8"/></text:p>
                <text:p text:style-name="P16"><text:span text:style-name="T8"><text:s text:c="17"/></text:span><text:span text:style-name="T8">0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v</text:span></text:p>
                <text:p text:style-name="P16"><text:span text:style-name="T8"><text:s text:c="3"/></text:span><text:span text:style-name="T8">PSK -&gt; <text:s/>HKDF-Extract = Early Secret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</text:span></text:p>
                <text:p text:style-name="P16"><text:span text:style-name="T8"><text:s text:c="17"/></text:span><text:span text:style-name="T8">| <text:s text:c="20"/>"ext binder" |</text:span></text:p>
                <text:p text:style-name="P16"><text:span text:style-name="T8"><text:s text:c="17"/></text:span><text:span text:style-name="T8">| <text:s text:c="20"/>"res binder",</text:span></text:p>
                <text:p text:style-name="P16"><text:span text:style-name="T8"><text:s text:c="17"/></text:span><text:span text:style-name="T8">| <text:s text:c="20"/>"")</text:span></text:p>
                <text:p text:style-name="P16"><text:span text:style-name="T8"><text:s text:c="17"/></text:span><text:span text:style-name="T8">| <text:s text:c="20"/>= binder_key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c e traffic",</text:span></text:p>
                <text:p text:style-name="P16"><text:span text:style-name="T8"><text:s text:c="17"/></text:span><text:span text:style-name="T8">| <text:s text:c="20"/>ClientHello)</text:span></text:p>
                <text:p text:style-name="P16"><text:span text:style-name="T8"><text:s text:c="17"/></text:span><text:span text:style-name="T8">| <text:s text:c="20"/>= client_early_traffic_secret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e exp master",</text:span></text:p>
                <text:p text:style-name="P16"><text:span text:style-name="T8"><text:s text:c="17"/></text:span><text:span text:style-name="T8">| <text:s text:c="20"/>ClientHello)</text:span></text:p>
                <text:p text:style-name="P16"><text:span text:style-name="T8"><text:s text:c="17"/></text:span><text:span text:style-name="T8">| <text:s text:c="20"/>= early_exporter_master_secret</text:span></text:p>
                <text:p text:style-name="P16"><text:span text:style-name="T8"><text:s text:c="17"/></text:span><text:span text:style-name="T8">v</text:span></text:p>
                <text:p text:style-name="P16"><text:span text:style-name="T8"><text:s text:c="11"/></text:span><text:span text:style-name="T8">Derive-Secret(., "derived", "")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v</text:span></text:p>
                <text:p text:style-name="P16"><text:span text:style-name="T8">(EC)DHE -&gt; HKDF-Extract = Handshake Secret</text:span></text:p>
                <text:p text:style-name="P16"><text:span text:style-name="T8"><text:s text:c="16"/></text:span></text:p>
                <text:p text:style-name="P1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6"/></text:p>
                <text:p text:style-name="P15"><text:span text:style-name="T7">Key Schedule/Derivation (2/2)</text:span></text:p>
                <text:p text:style-name="P16"><text:span text:style-name="T8"/></text:p>
                <text:p text:style-name="P16"><text:span text:style-name="T8"><text:s text:c="3"/></text:span><text:span text:style-name="T8">(EC)DHE -&gt; HKDF-Extract = Handshake Secret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c hs traffic",</text:span></text:p>
                <text:p text:style-name="P16"><text:span text:style-name="T8"><text:s text:c="17"/></text:span><text:span text:style-name="T8">| <text:s text:c="20"/>ClientHello...ServerHello)</text:span></text:p>
                <text:p text:style-name="P16"><text:span text:style-name="T8"><text:s text:c="17"/></text:span><text:span text:style-name="T8">| <text:s text:c="20"/>= client_handshake_traffic_secret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s hs traffic",</text:span></text:p>
                <text:p text:style-name="P16"><text:span text:style-name="T8"><text:s text:c="17"/></text:span><text:span text:style-name="T8">| <text:s text:c="20"/>ClientHello...ServerHello)</text:span></text:p>
                <text:p text:style-name="P16"><text:span text:style-name="T8"><text:s text:c="17"/></text:span><text:span text:style-name="T8">| <text:s text:c="20"/>= server_handshake_traffic_secret</text:span></text:p>
                <text:p text:style-name="P16"><text:span text:style-name="T8"><text:s text:c="17"/></text:span><text:span text:style-name="T8">v</text:span></text:p>
                <text:p text:style-name="P16"><text:span text:style-name="T8"><text:s text:c="11"/></text:span><text:span text:style-name="T8">Derive-Secret(., "derived", "")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v</text:span></text:p>
                <text:p text:style-name="P16"><text:span text:style-name="T8"><text:s text:c="6"/></text:span><text:span text:style-name="T8">0 -&gt; HKDF-Extract = Master Secret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c ap traffic",</text:span></text:p>
                <text:p text:style-name="P16"><text:span text:style-name="T8"><text:s text:c="17"/></text:span><text:span text:style-name="T8">| <text:s text:c="20"/>ClientHello...server Finished)</text:span></text:p>
                <text:p text:style-name="P16"><text:span text:style-name="T8"><text:s text:c="17"/></text:span><text:span text:style-name="T8">| <text:s text:c="20"/>= client_application_traffic_secret_0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s ap traffic",</text:span></text:p>
                <text:p text:style-name="P16"><text:span text:style-name="T8"><text:s text:c="17"/></text:span><text:span text:style-name="T8">| <text:s text:c="20"/>ClientHello...server Finished)</text:span></text:p>
                <text:p text:style-name="P16"><text:span text:style-name="T8"><text:s text:c="17"/></text:span><text:span text:style-name="T8">| <text:s text:c="20"/>= server_application_traffic_secret_0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exp master",</text:span></text:p>
                <text:p text:style-name="P16"><text:span text:style-name="T8"><text:s text:c="17"/></text:span><text:span text:style-name="T8">| <text:s text:c="20"/>ClientHello...server Finished)</text:span></text:p>
                <text:p text:style-name="P16"><text:span text:style-name="T8"><text:s text:c="17"/></text:span><text:span text:style-name="T8">| <text:s text:c="20"/>= exporter_master_secret</text:span></text:p>
                <text:p text:style-name="P16"><text:span text:style-name="T8"><text:s text:c="17"/></text:span><text:span text:style-name="T8">|</text:span></text:p>
                <text:p text:style-name="P16"><text:span text:style-name="T8"><text:s text:c="17"/></text:span><text:span text:style-name="T8">+-----&gt; Derive-Secret(., "res master",</text:span></text:p>
                <text:p text:style-name="P16"><text:span text:style-name="T8"><text:s text:c="39"/></text:span><text:span text:style-name="T8">ClientHello...client Finished)</text:span></text:p>
                <text:p text:style-name="P16"><text:span text:style-name="T8"><text:s text:c="39"/></text:span><text:span text:style-name="T8">= resumption_master_secret</text:span></text:p>
                <text:p text:style-name="P1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<text:s/></text:span><text:span text:style-name="T10">Middleboxes break things, so TLSv1.3 pretends to be TLSv1.2 in various ways</text:span></text:p>
              </text:list-item>
              <text:list-item>
                <text:p text:style-name="P11"><text:span text:style-name="T10"><text:s/></text:span><text:span text:style-name="T10">supported_versions extension is where the real info is now</text:span></text:p>
              </text:list-item>
              <text:list-item>
                <text:p text:style-name="P11"><text:span text:style-name="T10"><text:s/></text:span><text:span text:style-name="T10">ClientHello/ServerHello pretend to be TLSv1.0 or TLSv1.2</text:span></text:p>
              </text:list-item>
              <text:list-item>
                <text:p text:style-name="P11"><text:span text:style-name="T10"><text:s/>“</text:span><text:span text:style-name="T10">Dummy” change_cipher_spec messages (see Appendix D.4) make the handshake look more like TLSv1.2</text:span></text:p>
              </text:list-item>
              <text:list-item>
                <text:p text:style-name="P11"><text:span text:style-name="T10"><text:s/></text:span><text:span text:style-name="T10">HelloRetryRequest pretends to be a TLSv1.2 ServerHello (magic values distinguish HRR)</text:span></text:p>
              </text:list-item>
              <text:list-item>
                <text:p text:style-name="P11"><text:span text:style-name="T10"><text:s/></text:span><text:span text:style-name="T10">Record layer messages pretend to be TLSv1.2 </text:span></text:p>
              </text:list-item>
              <text:list-item>
                <text:p text:style-name="P11"><text:span text:style-name="T10"><text:s/></text:span><text:span text:style-name="T10">Absent this muck, at least 5-10% of TLSv1.3 sessions fail</text:span></text:p>
              </text:list-item>
              <text:list-item>
                <text:p text:style-name="P11"><text:span text:style-name="T10"><text:s/></text:span><text:span text:style-name="T10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<text:s/></text:span><text:span text:style-name="T10">There are lots, some are mandatory to use for TLSv1.3, some are in-practice mandatory for the web, some not mentioned so far include:</text:span></text:p>
              </text:list-item>
              <text:list-item>
                <text:p text:style-name="P11"><text:span text:style-name="T10"><text:s/></text:span><text:span text:style-name="T10">cookie – helps with DDoS and DTLS</text:span></text:p>
              </text:list-item>
              <text:list-item>
                <text:p text:style-name="P11"><text:span text:style-name="T10"><text:s/></text:span><text:span text:style-name="T10">post_handshake_auth – is how TLS client auth is supported in TLSv1.3</text:span></text:p>
              </text:list-item>
              <text:list-item>
                <text:p text:style-name="P11"><text:span text:style-name="T10"><text:s/></text:span><text:span text:style-name="T10">psk_key_exchange_modes and pre_shared_key – when using PSK</text:span></text:p>
              </text:list-item>
              <text:list-item>
                <text:p text:style-name="P11"><text:span text:style-name="T10"><text:s/></text:span><text:span text:style-name="T10">encrypted_extensions – used from server -&gt; client </text:span></text:p>
              </text:list-item>
              <text:list-item>
                <text:p text:style-name="P11"><text:span text:style-name="T10"><text:s/></text:span><text:span text:style-name="T10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Now AEAD and differently derived keys but same max record size (2^14 octets) and same external headers (incl. fake version)</text:span></text:p>
              </text:list-item>
              <text:list-item>
                <text:p text:style-name="P11"><text:span text:style-name="T10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See Appendix E of the spec, and the references therin, the TRON and TLS-DIV proceedings, and other publications</text:span></text:p>
              </text:list-item>
              <text:list-item>
                <text:p text:style-name="P11"><text:span text:style-name="T10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1"><text:span text:style-name="T10">TLSv1.3 attempts to confidentiality protect identities, which is new. Server identity protection however cannot resist active attack.</text:span></text:p>
              </text:list-item>
              <text:list-item>
                <text:p text:style-name="P11"><text:span text:style-name="T10">Separation between key purposes is much more deliberate and far less ad-hoc than earlier versions of TLS.</text:span></text:p>
              </text:list-item>
              <text:list-item>
                <text:p text:style-name="P11"><text:span text:style-name="T10">Remember the security differences wrt “0-RTT”</text:span></text:p>
              </text:list-item>
              <text:list-item>
                <text:p text:style-name="P11"><text:span text:style-name="T10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Outstanding Issue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Will TLSv1.3 displace earlier versions of TLS? For the web? Seems likely. In other applications? Not clear yet. “0-RTT” go faster stripes may encourage adoption/deployment, but might also lead to problems. Some claims that TLSv1.3 is too big a change, e.g. for smaller devices, and will be ignored. (No evidence so far.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2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0">TLSv1.3 specification is done</text:span></text:p>
              </text:list-item>
              <text:list-item>
                <text:p text:style-name="P11"><text:span text:style-name="T10">Sufficient implementations exist, and it’ll get at least some widespread deployment, but TLSv1.2 will be around for years to come (maybe decades?)</text:span></text:p>
              </text:list-item>
              <text:list-item>
                <text:p text:style-name="P11"><text:span text:style-name="T10">Other than “0-RTT” - changes are all improvements IMO, some significant</text:span></text:p>
              </text:list-item>
              <text:list-item>
                <text:p text:style-name="P11"><text:span text:style-name="T10">Careful though – it’d not be the first time we thought we’d gotten something new correct and 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2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" style:font-size-asian="14pt" style:language-asian="en" style:country-asian="IE" style:font-name-complex="DejaVu Sans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1-04-13T22:52:35.298367349</dc:date>
    <meta:editing-cycles>114</meta:editing-cycles>
    <meta:editing-duration>PT4H24M50S</meta:editing-duration>
    <meta:generator>LibreOffice/7.0.3.1$Linux_X86_64 LibreOffice_project/00$Build-1</meta:generator>
    <meta:document-statistic meta:object-count="103"/>
  </office:meta>
</office:document-meta>
</file>